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&#10;&#10;&#10;&#10;&#10;A alegria está no coração" draw:style-name="dp1" draw:master-page-name="Somente_20_título" presentation:presentation-page-layout-name="AL1T19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A alegria está no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1" presentation:style-name="pr1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A alegria está no coração de</text:span><text:span text:style-name="T3"><text:line-break/></text:span><text:span text:style-name="T3">quem já conhece a Jesus </text:span><text:span text:style-name="T3"><text:line-break/></text:span><text:span text:style-name="T3">A verdadeira paz só tem aquele</text:span><text:span text:style-name="T3"><text:line-break/></text:span><text:span text:style-name="T3">que já conhece a Jesus</text:span><text:span text:style-name="T3"><text:line-break/></text:span><text:span text:style-name="T3">O sentimento mais precioso</text:span><text:span text:style-name="T3"><text:line-break/></text:span><text:span text:style-name="T3">que vem do nosso Senhor</text:span><text:span text:style-name="T3"><text:line-break/></text:span><text:span text:style-name="T3">É o amor que só tem quem já conhece a Jes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1" presentation:style-name="pr1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Posso pisar numa Tropa e saltar as muralhas Aleluia </text:span><text:span text:style-name="T3"><text:line-break/></text:span><text:span text:style-name="T3">Posso pisar numa Tropa e saltar as muralhas Aleluia 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1" presentation:style-name="pr1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Ele é a Rocha da minha salvação </text:span><text:span text:style-name="T3"><text:line-break/></text:span><text:span text:style-name="T3">Com ele não há mais condenação</text:span><text:span text:style-name="T3"><text:line-break/></text:span><text:span text:style-name="T3">Posso pisar numa Tropa e saltar as muralhas Aleluia 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1" presentation:style-name="pr1" draw:text-style-name="P2" draw:layer="layout" svg:width="23.812cm" svg:height="17.294cm" svg:x="0.794cm" svg:y="0.763cm" presentation:class="title" presentation:user-transformed="true">
          <draw:text-box>
            <text:p text:style-name="P1"><text:span text:style-name="T3">O sentimento mais precioso que vem do nosso Senhor </text:span><text:span text:style-name="T3"><text:line-break/></text:span><text:span text:style-name="T3">É o amor que só tem quem já conhece a Jes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1" presentation:style-name="pr1" draw:text-style-name="P2" draw:layer="layout" svg:width="24.01cm" svg:height="17.492cm" svg:x="0.794cm" svg:y="0.763cm" presentation:class="title" presentation:user-transformed="true">
          <draw:text-box>
            <text:p text:style-name="P1"><text:span text:style-name="T3">Aleluia, aleluia, aleluia, aleluia</text:span><text:span text:style-name="T3"><text:line-break/></text:span><text:span text:style-name="T3">O sentimento mais precioso que </text:span><text:span text:style-name="T3"><text:line-break/></text:span><text:span text:style-name="T3">vem do nosso Senhor</text:span><text:span text:style-name="T3"><text:line-break/></text:span><text:span text:style-name="T3">É o amor que só tem quem já conhece a Jesus </text:span><text:span text:style-name="T3"><text:line-break/></text:span><text:span text:style-name="T3">É o amor que só tem quem já conhece a Jes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alegria está no coração</dc:title>
    <meta:initial-creator>IVANILTO</meta:initial-creator>
    <meta:editing-cycles>7</meta:editing-cycles>
    <meta:creation-date>2016-12-12T18:32:02</meta:creation-date>
    <dc:date>2017-01-07T12:42:36.239267635</dc:date>
    <meta:editing-duration>PT36M55S</meta:editing-duration>
    <meta:generator>LibreOffice/5.2.4.2.1$Linux_X86_64 LibreOffice_project/20m0$Build-2</meta:generator>
    <meta:document-statistic meta:object-count="3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